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ble des Matières ▼ SuperColliderBrowseSearchIndexes<text:line-break/>SuperColliderBrowseSearchIndexes ▼<text:line-break/>Tutoriels/Démarrage | Tutoriels &gt; Démarrage<text:line-break/>07. Mélangez-les<text:line-break/>Débuter avec SuperCollider<text:line-break/>Voir aussi : 00. Débuter avec SC<text:line-break/>Nous avons déjà vu que la multiplication modifie le niveau de quelque chose, mais qu'en est-il du mélange d'UGens ? Cela s'avère tout aussi simple. Tout ce dont nous avons besoin, c'est d'une addition :<text:line-break/>{ PinkNoise.ar(0.2) + SinOsc.ar(440, 0, 0.2) + Saw.ar(660, 0.2) }.play ;<text:line-break/>Saw est un autre type d'oscillateur, dont la forme d'onde ressemble à une dent de scie. Notez que nous utilisons une valeur faible pour mul, ce qui garantit que la sortie finale sera comprise entre -1 et 1, et non pas clipée.<text:line-break/><text:line-break/>Il existe une autre classe pratique appelée Mix, qui permet de mixer un tableau de canaux en un seul canal ou un tableau de tableaux de canaux en un seul tableau de canaux. Regardez la fenêtre d'affichage pour voir les résultats de Mix.<text:line-break/>// un canal<text:line-break/>{ Mix.new([SinOsc.ar(440, 0, 0.2), Saw.ar(660, 0.2)]).postln }.play ;<text:line-break/><text:line-break/>// combinaison de deux tableaux stéréo<text:line-break/>(<text:line-break/>{<text:line-break/> <text:s text:c="3"/>var a, b ;<text:line-break/> <text:s text:c="3"/>a = [SinOsc.ar(440, 0, 0.2), Saw.ar(662, 0.2)] ;<text:line-break/> <text:s text:c="3"/>b = [SinOsc.ar(442, 0, 0.2), Saw.ar(660, 0.2)] ;<text:line-break/> <text:s text:c="3"/>Mix([a, b]).postln ;<text:line-break/>}.play ;<text:line-break/>)<text:line-break/>Dans le premier cas, nous obtenons un "BinaryOpUGen" (dans ce cas, il s'agit des deux UGens additionnés), et dans le second, nous obtenons un tableau de deux BinaryOpUGen.<text:line-break/><text:line-break/>Notez que dans le premier exemple, nous utilisons Mix.new(...), mais dans le second, nous utilisons Mix(...). Ce dernier est une abréviation du premier. new" est la méthode de classe la plus courante pour créer un nouvel objet. Dans certains cas, les objets ont plus d'une méthode de classe pour créer des objets, comme les méthodes 'ar' et 'kr' de UGens (Mix, cependant, n'est en fait qu'une classe de 'commodité' et ne crée pas réellement d'objets Mix, elle renvoie simplement les résultats de son addition, soit un BinaryOpUGen, soit un tableau de ces objets).<text:line-break/><text:line-break/>Mix possède également une autre méthode de classe appelée fill, qui prend deux arguments. Le premier est un nombre, qui détermine combien de fois le second argument, une fonction, sera évalué. Les résultats des évaluations seront additionnés. Vous êtes confus ? Regardez l'exemple suivant :<text:line-break/>(<text:line-break/> <text:s text:c="3"/>var n = 8 ;<text:line-break/> <text:s text:c="3"/>{ Mix.fill(n, { SinOsc.ar(500 + 500.0.rand, 0, 1 / n) }) }.play ;<text:line-break/>)<text:line-break/>La fonction sera évaluée n fois, créant à chaque fois un SinOsc avec une fréquence aléatoire de 500 à 1000 Hz (500 plus un nombre aléatoire entre 0 et 500). Le mul arg de chaque SinOsc est fixé à 1 / n, garantissant ainsi que l'amplitude totale ne sera pas comprise entre -1 et 1. En changeant simplement la valeur de n, vous pouvez avoir des nombres de SinOsc très différents ! (Essayez !) Ce type d'approche rend ce code extrêmement flexible et réutilisable.<text:line-break/><text:soft-page-break/><text:line-break/>Chaque fois que la fonction est évaluée, le nombre de fois qu'elle a été évaluée jusqu'à présent lui est transmis en tant qu'argument. Ainsi, si "n" est égal à 8, la fonction se verra passer les valeurs de 0 à 7, dans l'ordre, en comptant à rebours. En déclarant un argument dans notre fonction, nous pouvons utiliser cette valeur.<text:line-break/>// Regardez la fenêtre de poste pour les fréquences et les indices<text:line-break/>(<text:line-break/> <text:s text:c="3"/>var n = 8 ;<text:line-break/> <text:s text:c="3"/>{<text:line-break/> <text:s text:c="7"/>Mix.fill(n, { arg index ;<text:line-break/> <text:s text:c="11"/>var freq ;<text:line-break/> <text:s text:c="11"/>index.postln ;<text:line-break/> <text:s text:c="11"/>freq = 440 + index ;<text:line-break/> <text:s text:c="11"/>freq.postln ;<text:line-break/> <text:s text:c="11"/>SinOsc.ar(freq , 0, 1 / n)<text:line-break/> <text:s text:c="7"/>})<text:line-break/> <text:s text:c="3"/>}.play ;<text:line-break/>)<text:line-break/>En combinant l'addition et la multiplication (ou toute autre procédure mathématique imaginable) avec l'utilisation de classes telles que Mix, nous disposons des outils nécessaires pour combiner des sources sonores multicanaux dans des mixages et des sous-mixages complexes.<text:line-break/><text:line-break/>Pour plus d'informations, voir<text:line-break/><text:line-break/>Mix, BinaryOpUGen, Opérateurs, Raccourcis syntaxiques<text:line-break/><text:line-break/>Exercice suggéré<text:line-break/>Essayez de modifier les fonctions du texte ci-dessus. Essayez par exemple de modifier les fréquences du SinOsc ou de créer des versions multicanaux.<text:line-break/><text:line-break/>____________________<text:line-break/><text:line-break/>Ce document fait partie du didacticiel Premiers pas avec SuperCollider.<text:line-break/><text:line-break/>Cliquez ici pour passer à la section suivante : 08. Détermination du champ d'application et traçage<text:line-break/><text:line-break/>Cliquez ici pour revenir à la table des matières : 00. Démarrer avec SC<text:line-break/><text:line-break/>Source du fichier d'aide : C:\NProgram Files\NSuperCollider-3.13.0\NHelpSource\NTutorials\NPrise en main\N07-Mix-it-Up.schelp<text:line-break/>link::Tutorials/Getting-Started/07-Mix-it-Up: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3T22:37:02.228000000</meta:creation-date>
    <dc:date>2023-12-13T22:37:37.283000000</dc:date>
    <meta:editing-duration>PT35S</meta:editing-duration>
    <meta:editing-cycles>1</meta:editing-cycles>
    <meta:document-statistic meta:table-count="0" meta:image-count="0" meta:object-count="0" meta:page-count="2" meta:paragraph-count="1" meta:word-count="699" meta:character-count="4416" meta:non-whitespace-character-count="3593"/>
    <meta:generator>LibreOffice/7.6.2.1$Windows_X86_64 LibreOffice_project/56f7684011345957bbf33a7ee678afaf4d2ba333</meta:generator>
  </office:meta>
</office:document-meta>
</file>